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2.69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9-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8.pdf" xlink:type="simple">if_02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xpandidor de pinc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-2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office:value-type="string" calcext:value-type="string">
            <text:p>Descripció</text:p>
          </table:table-cell>
          <table:table-cell office:value-type="string" calcext:value-type="string">
            <text:p>Ut.</text:p>
          </table:table-cell>
          <table:table-cell office:value-type="string" calcext:value-type="string">
            <text:p>Imatges</text:p>
          </table:table-cell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Encenedors (mecheros)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Boli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Llapisos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Vàlvulas obús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Obusos</text:p>
          </table:table-cell>
          <table:table-cell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Tapes vàlvules obús</text:p>
          </table:table-cell>
          <table:table-cell office:value-type="float" office:value="2" calcext:value-type="float">
            <text:p>2</text:p>
          </table:table-cell>
          <table:table-cell table:style-name="Default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Eina per treure obu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07.pdf" xlink:type="simple">if_007</text:a></text:p>
          </table:table-cell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Varetes soldadura forta 500 g, 0,2 mm, L-Ag5P, paquetes</text:p>
          </table:table-cell>
          <table:table-cell office:value-type="float" office:value="0.5" calcext:value-type="float">
            <text:p>0,5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Manguitos Cu1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Llaves candado Lince taquillas</text:p>
          </table:table-cell>
          <table:table-cell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Hojas sierra arco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Peu de re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Paper borrador</text:p>
          </table:table-cell>
          <table:table-cell table:style-name="Default" table:number-columns-repeated="2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arraca f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6.pdf" xlink:type="simple">if_016</text:a></text:p>
          </table:table-cell>
        </table:table-row>
        <table:table-row table:style-name="ro3">
          <table:table-cell table:style-name="ce3" office:value-type="string" calcext:value-type="string">
            <text:p>Armari 1</text:p>
          </table:table-cell>
          <table:table-cell table:style-name="ce4" office:value-type="date" office:date-value="2024-02-01" calcext:value-type="date">
            <text:p>1-2</text:p>
          </table:table-cell>
          <table:table-cell table:style-name="ce3" office:value-type="string" calcext:value-type="string">
            <text:p>Reducció H 20 mm M 11 m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paulinoposada.github.io/web_fred/web_fred_2425/inventari_fred/if_017.pdf" xlink:type="simple">if_017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Reducció H 17 mm M 11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ace H 19 mm a manguera 14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ace H 12mm M 11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laç amb vàlvula 11 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T M-M-H 11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inta carroce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Pilas 9 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4.pdf" xlink:type="simple">if_024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Joc broques metall 1 a 1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5.pdf" xlink:type="simple">if_025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Políme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6.pdf" xlink:type="simple">if_026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Detectors electrònics de fui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aulinoposada.github.io/web_fred/web_fred_2425/inventari_fred/if_028.pdf" xlink:type="simple">if_028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Manòmentres 17 b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aulinoposada.github.io/web_fred/web_fred_2425/inventari_fred/if_029.pdf" xlink:type="simple">if_029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Expandidor de pi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6.pdf" xlink:type="simple">If_046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Joc abocardador, tallatu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30.pdf" xlink:type="simple">if_030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Expandidor Uponor (falta cabezal para tubo de (5/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Curvadora tubs 1/2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2.pdf" xlink:type="simple">if_032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Curvadora tubs 7 m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3.pdf" xlink:type="simple">if_033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Abocardad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fred/web_fred_2425/inventari_fred/if_034.pdf" xlink:type="simple">if_034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Balança refrige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Bomba b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6.pdf" xlink:type="simple">if_036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7.pdf" xlink:type="simple">if_037</text:a></text:p>
          </table:table-cell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Maleta herraminetas con puente manómet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45.pdf" xlink:type="simple">if_045</text:a></text:p>
          </table:table-cell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Tub Cu rotllo 5/8" mt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aulinoposada.github.io/web_fred/web_fred_2425/inventari_fred/if_038.pdf" xlink:type="simple">if_038</text:a></text:p>
          </table:table-cell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anonada Terrain 16 mm i casquillos mts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aulinoposada.github.io/web_fred/web_fred_2425/inventari_fred/if_039.pdf" xlink:type="simple">if_039</text:a></text:p>
          </table:table-cell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ompressor hermètic SECOP, FR1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0.pdf" xlink:type="simple">if_040</text:a></text:p>
          </table:table-cell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Separador líquid /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1.pdf" xlink:type="simple">if_041</text:a></text:p>
          </table:table-cell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Grup compressor/ condensad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<text:a xlink:href="https://paulinoposada.github.io/web_fred/web_fred_2425/inventari_fred/if_042.pdf" xlink:type="simple">_042</text:a></text:p>
          </table:table-cell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Bufadors Rothenberg , funcionament amb cart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aulinoposada.github.io/web_fred/web_fred_2425/inventari_fred/if_043.pdf" xlink:type="simple">if_043</text:a></text:p>
          </table:table-cell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Bufador propilè W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4.pdf" xlink:type="simple">if_044</text:a></text:p>
          </table:table-cell>
        </table:table-row>
        <table:table-row table:style-name="ro1">
          <table:table-cell office:value-type="string" calcext:value-type="string">
            <text:p>Fred Prestatgeria 1</text:p>
          </table:table-cell>
          <table:table-cell office:value-type="date" office:date-value="2024-03-01" calcext:value-type="date">
            <text:p>1-3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7">00.00.0000</text:date>, <text:time style:data-style-name="N2" text:time-value="10:45:22.951952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5-27T13:27:34.855124961</dc:date>
    <meta:editing-duration>PT19M16S</meta:editing-duration>
    <meta:editing-cycles>7</meta:editing-cycles>
    <meta:document-statistic meta:table-count="2" meta:cell-count="435" meta:object-count="0"/>
  </office:meta>
</office:document-meta>
</file>